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iostream&gt;</text:p>
      <text:p text:style-name="Standard">using namespace std;</text:p>
      <text:p text:style-name="Standard">struct stack </text:p>
      <text:p text:style-name="Standard">{</text:p>
      <text:p text:style-name="Standard"><text:s text:c="4"/>int ele[10];</text:p>
      <text:p text:style-name="Standard"><text:s text:c="4"/>int n=10;</text:p>
      <text:p text:style-name="Standard">}s;</text:p>
      <text:p text:style-name="Standard">int top=-1;</text:p>
      <text:p text:style-name="Standard">void push(int a)</text:p>
      <text:p text:style-name="Standard">{</text:p>
      <text:p text:style-name="Standard"><text:s text:c="2"/>if(top==(s.n)-1)</text:p>
      <text:p text:style-name="Standard"><text:s text:c="2"/>{</text:p>
      <text:p text:style-name="Standard"><text:s text:c="6"/>cout&lt;&lt;"stack is full";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6"/>top++;</text:p>
      <text:p text:style-name="Standard"><text:s text:c="6"/>s.ele[top]=a;</text:p>
      <text:p text:style-name="Standard"><text:s text:c="2"/>}</text:p>
      <text:p text:style-name="Standard">}</text:p>
      <text:p text:style-name="Standard">void pop()</text:p>
      <text:p text:style-name="Standard">{</text:p>
      <text:p text:style-name="Standard"><text:s text:c="4"/>int x;</text:p>
      <text:p text:style-name="Standard"><text:s text:c="2"/>if(top==-1)</text:p>
      <text:p text:style-name="Standard"><text:s text:c="2"/>{</text:p>
      <text:p text:style-name="Standard"><text:s text:c="6"/>cout&lt;&lt;"stack is empty";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6"/>x=s.ele[top];</text:p>
      <text:p text:style-name="Standard"><text:s text:c="6"/>top--;</text:p>
      <text:p text:style-name="Standard"><text:s text:c="6"/>cout&lt;&lt;x&lt;&lt;" ";</text:p>
      <text:p text:style-name="Standard"><text:s text:c="2"/>}</text:p>
      <text:p text:style-name="Standard">}</text:p>
      <text:p text:style-name="Standard">int main()</text:p>
      <text:p text:style-name="Standard">{</text:p>
      <text:p text:style-name="Standard"><text:s text:c="4"/>int m,n,a,arr[10];</text:p>
      <text:p text:style-name="Standard"><text:s text:c="4"/>cin&gt;&gt;m&gt;&gt;n;</text:p>
      <text:p text:style-name="Standard"><text:s text:c="4"/>for(int i=0;i&lt;n;i++)</text:p>
      <text:p text:style-name="Standard"><text:s text:c="4"/>{</text:p>
      <text:p text:style-name="Standard"><text:s text:c="8"/>cin&gt;&gt;arr[i];</text:p>
      <text:p text:style-name="Standard"><text:s text:c="8"/>if(arr[i]==1)</text:p>
      <text:p text:style-name="Standard"><text:s text:c="8"/>{</text:p>
      <text:p text:style-name="Standard"><text:s text:c="12"/>cin&gt;&gt;a;</text:p>
      <text:p text:style-name="Standard"><text:s text:c="12"/>push(a);</text:p>
      <text:p text:style-name="Standard"><text:s text:c="12"/>n=n+1;</text:p>
      <text:p text:style-name="Standard"><text:s text:c="8"/>}</text:p>
      <text:p text:style-name="Standard"><text:s text:c="8"/>if(arr[i]==2)</text:p>
      <text:p text:style-name="Standard"><text:s text:c="8"/>{</text:p>
      <text:p text:style-name="Standard"><text:s text:c="12"/>pop();</text:p>
      <text:p text:style-name="Standard"><text:s text:c="8"/>}</text:p>
      <text:p text:style-name="Standard"><text:s text:c="4"/>}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4:12:51.610838279</meta:creation-date>
    <dc:date>2019-05-08T14:13:12.273622189</dc:date>
    <meta:editing-duration>PT21S</meta:editing-duration>
    <meta:editing-cycles>1</meta:editing-cycles>
    <meta:document-statistic meta:table-count="0" meta:image-count="0" meta:object-count="0" meta:page-count="1" meta:paragraph-count="54" meta:word-count="75" meta:character-count="609" meta:non-whitespace-character-count="382"/>
    <meta:generator>LibreOffice/6.0.3.2$Linux_X86_64 LibreOffice_project/00m0$Build-2</meta:generator>
  </office:meta>
</office:document-meta>
</file>